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T1"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negar &amp; Oil</text:p>
      <text:p text:style-name="P1"><text:span text:style-name="T1">Read:</text:span> II Kings 17:22-41</text:p>
      <text:p text:style-name="P1"/>
      <text:p text:style-name="P1"><text:span text:style-name="T1">Text:</text:span> II Kings 17: 41 “So these nations feared the LORD, and served their graven images…”</text:p>
      <text:p text:style-name="P1"/>
      <text:p text:style-name="P1"><text:span text:style-name="T1">Introduction:</text:span> Have you ever mixed vinegar and oil? It takes constant shaking to bring them together. Stop the shaking and they immediately separate (fuel oil in water in the navy). In the background of our story we find that once again the children of Israel were selfishly walking in disobedience to God. God lifts His hand of protection and the Assyrian army defeats them and they become integrated thru-out the many cities of Assyria. Their captivity fails to awaken them and they continue to sin and therefore they continue to live a cursed life. Lions come into these cities and begin to slay the people. Their captors recognize this as a judgment from God and ask that the king do something. The king finds a captured priest and sends him to teach the children of Israel how to follow God. He preaches the ways of God and they believe him. The problem is that they try to marry God’s way to the idolatrous way that they lived. They wanted to follow God but they didn’t want to give up the gods of the various cities that they lived in. That is where our text comes in: “So these nations feared the LORD, and served their graven images” What an oxymoron the text presents! What a picture of many in the church today!</text:p>
      <text:p text:style-name="P1"/>
      <text:p text:style-name="P1"><text:span text:style-name="T1">What do we know about the false gods?</text:span> Succoth-benoth was an idol whose service included the use of booths of brothels or idolatrous tents for immoral purposes. These people worshiped their god by engaging in various group sexual activities. </text:p>
      <text:p text:style-name="P1">Nergal was the god of destruction &amp; disaster. It was a Babylonian deity, believed to come from the planet Mars.</text:p>
      <text:p text:style-name="P1">Nibhaz <text:s/>was a god in the form/image of a dog.</text:p>
      <text:p text:style-name="P1">Adrammelech and Anammelech, were the gods of the Sepharvites who required children to be sacrificed.</text:p>
      <text:p text:style-name="P1"/>
      <text:p text:style-name="P1"><text:span text:style-name="T1">How could people who believed in the true God fall for these idols?</text:span> </text:p>
      <text:p text:style-name="P1">Many who say that they believe the Bible also believe in evolution.</text:p>
      <text:p text:style-name="P1">Many who claim to believe the Bible are un-biblically divorced. </text:p>
      <text:p text:style-name="P1">Many who say that they follow the Bible do not tithe.</text:p>
      <text:p text:style-name="P1">Many who say that they believe the Bible have never shared the gospel</text:p>
      <text:p text:style-name="P1">Many who say that they believe the Bible support abortion.<text:tab/></text:p>
      <text:p text:style-name="P1">Many who claim to believe the Bible cheat on their taxes.</text:p>
      <text:p text:style-name="P1">Many who claim to believe the Bible don’t even read it.</text:p>
      <text:p text:style-name="P1">Many who claim to believe the Bible dishonor God’s name.</text:p>
      <text:p text:style-name="P1">Many who claim to believe the Bible lie, cheat, covet, and lust.</text:p>
      <text:p text:style-name="P1">Many who claim to believe the Bible vote for those who disobey it.</text:p>
      <text:p text:style-name="P1"/>
      <text:p text:style-name="P1"><text:span text:style-name="T1">I. It’s A Family Tradition:</text:span> These people followed in the paths that their parents had taught them. Do you know how many traits that you have that came from your parents or grandparents? Some of us have mannerisms that our grandparents had and we didn’t even know that they did them. </text:p>
      <text:p text:style-name="P1"><text:s text:c="2"/>Many of us have copied our parents in ways that we swore we would never do. We hated our parents for being just as we have become. Do you know how many children of divorce get divorced themselves? Do you know how many children of alcoholics become alcoholic?</text:p>
      <text:p text:style-name="P1"><text:s text:c="2"/>If church attendance is not important to parents then it will usually be unimportant to their children. If being truthful is unimportant to parents then it will not be important to children either. If a parent smokes it is far more likely that their children will smoke. If a parent fails to practice generosity then their children become selfish.</text:p>
      <text:p text:style-name="P1"/>
      <text:p text:style-name="P1"><text:span text:style-name="T1">II. It’s Non-judgmental:</text:span> There are far too many believers who go along with sin because they don’t want to be “judgmental.” I don’t know when the word: “judgmental” became a dirty word. A farmer must be judgmental when he plants his crops or he will not get a harvest. I hope that the next truck driver I pass is judgmental or I may be on the bad end of a wreck. When I buy groceries I am judgmental. I pass up the rotten fruit and buy the good fruit. I try to buy eggs that are not broken. I open the carton and look and I judge the eggs before I buy them. I use my judgment at every intersection that I come to. </text:p>
      <text:p text:style-name="P1"><text:s text:c="2"/>Why should I not be judgmental when it comes to matters of faith and character? Who says that it is wrong to stand for God’s way? Who says that I cannot say that God is right and those who behave contrary to what He says are wrong? We could use a lot more judging in our spiritual life.</text:p>
      <text:p text:style-name="P1"/>
      <text:p text:style-name="P1"><text:span text:style-name="T1">Conclude:</text:span> In God’s eyes these people who tried to mix their faith and practice with the faith and practice of the world around them were lost. Here is how Jesus said it: Matthew 6:24 "No man can serve two masters: for either he will hate the one, and love the other; or else he will hold to the one, and despise the other. Ye cannot serve God and mammon." </text:p>
      <text:p text:style-name="P1"><text:s text:c="2"/>Altar call for salva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he Enlightened Believer</dc:title>
    <meta:initial-creator>Joel Tice</meta:initial-creator>
    <meta:creation-date>2007-02-10T21:11:00</meta:creation-date>
    <dc:creator>Joel Tice</dc:creator>
    <dc:date>2018-11-10T11:29:35.44</dc:date>
    <meta:editing-cycles>2</meta:editing-cycles>
    <meta:editing-duration>P15824DT17H31M44S</meta:editing-duration>
    <meta:document-statistic meta:table-count="0" meta:image-count="0" meta:object-count="0" meta:page-count="1" meta:paragraph-count="26" meta:word-count="868" meta:character-count="4697"/>
    <meta:generator>OpenOffice/4.1.3$Win32 OpenOffice.org_project/413m1$Build-9783</meta:generator>
  </office:meta>
</office:document-meta>
</file>